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style:style style:name="P3" style:family="paragraph" style:parent-style-name="Standard" style:list-style-name="L1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style:font-name="Times New Roman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style:font-name="Times New Roman" fo:font-weight="bold" style:font-name-asian="Arial1" style:font-weight-asian="bold" style:font-name-complex="Arial1" style:font-weight-complex="bold"/>
    </style:style>
    <style:style style:name="T5" style:family="text">
      <style:text-properties style:font-name="Times New Roman" style:font-name-asian="Arial1" style:font-name-complex="Arial1"/>
    </style:style>
    <style:style style:name="T6" style:family="text">
      <style:text-properties style:font-name="Times New Roman" fo:font-weight="normal" style:font-name-asian="Arial1" style:font-weight-asian="normal" style:font-name-complex="Arial1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elow documents are attached herewith:</text:p>
      <text:p text:style-name="P1"/>
      <text:list xml:id="list164815235776701783" text:style-name="L1">
        <text:list-item>
          <text:p text:style-name="P2">Medical Insurance Policy for <text:span text:style-name="T1">Tahmina Begum</text:span></text:p>
          <text:p text:style-name="P2"><text:span text:style-name="T7">(Policy No: </text:span><text:span text:style-name="T6">TSS7414666)</text:span></text:p>
        </text:list-item>
      </text:list>
      <text:p text:style-name="P1"/>
      <text:list xml:id="list32715181" text:continue-numbering="true" text:style-name="L1">
        <text:list-item>
          <text:p text:style-name="P2">Medical Insurance Policy for <text:span text:style-name="T1">Md Tazul Islam Sarkar</text:span></text:p>
          <text:p text:style-name="P3">(Policy No: <text:span text:style-name="T5">TSS7414665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17S</meta:editing-duration>
    <meta:editing-cycles>5</meta:editing-cycles>
    <meta:generator>OpenOffice/4.1.6$Win32 OpenOffice.org_project/416m1$Build-9790</meta:generator>
    <dc:date>2019-10-19T12:49:49.50</dc:date>
    <dc:creator>Mallik Hassan</dc:creator>
    <meta:document-statistic meta:table-count="0" meta:image-count="0" meta:object-count="0" meta:page-count="1" meta:paragraph-count="5" meta:word-count="27" meta:character-count="180"/>
    <meta:user-defined meta:name="Info 1"/>
    <meta:user-defined meta:name="Info 2"/>
    <meta:user-defined meta:name="Info 3"/>
    <meta:user-defined meta:name="Info 4"/>
  </office:meta>
</office:document-meta>
</file>